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pt" fo:country="BR"/>
    </style:style>
    <style:style style:name="T2" style:family="text">
      <style:text-properties fo:color="#000000" style:font-name="Segoe UI" fo:font-size="9pt" fo:language="pt" fo:country="BR" style:font-size-asian="9pt" style:font-name-complex="Segoe UI1"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span></text:p>
      <text:p text:style-name="Standard"><text:span text:style-name="T1">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2">O caos encontra a ordem. A questão é questionada. A resposta, nada respond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19</meta:editing-cycles>
    <meta:creation-date>2015-02-07T05:34:00</meta:creation-date>
    <dc:date>2015-08-03T03:13:00</dc:date>
    <meta:editing-duration>PT32M</meta:editing-duration>
    <meta:generator>LibreOffice/5.3.1.2$Linux_X86_64 LibreOffice_project/30m0$Build-2</meta:generator>
    <meta:document-statistic meta:table-count="0" meta:image-count="0" meta:object-count="0" meta:page-count="1" meta:paragraph-count="2" meta:word-count="253" meta:character-count="1557" meta:non-whitespace-character-count="13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